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untadores</text:p>
      <text:p text:style-name="Standard"/>
      <text:p text:style-name="Standard">Las variables tipo apuntador indican una ubicación en memoria en lugar de un valor específico asignado.</text:p>
      <text:p text:style-name="Standard"/>
      <text:p text:style-name="Standard">Declaración:</text:p>
      <text:p text:style-name="Standard"/>
      <text:p text:style-name="Standard">tipovariable *nombreapuntador;</text:p>
      <text:p text:style-name="Standard"/>
      <text:p text:style-name="Standard"/>
      <text:p text:style-name="Standard">Ejemplos:</text:p>
      <text:p text:style-name="Standard"/>
      <text:p text:style-name="Standard">char *puntcaracter;</text:p>
      <text:p text:style-name="Standard">int *puntentero;</text:p>
      <text:p text:style-name="Standard">float *puntcoma;</text:p>
      <text:p text:style-name="Standard"/>
      <text:p text:style-name="Standard">scanf(“%d”, puntentero); </text:p>
      <text:p text:style-name="Standard"><text:span text:style-name="T2">/* En scanf no es necesario usar el operador &amp; ampersand para referenciar un punterior */ </text:span></text:p>
      <text:p text:style-name="Standard"><text:span text:style-name="T2"/></text:p>
      <text:p text:style-name="Standard"><text:span text:style-name="T2">*puntcoma = 4.5;</text:span></text:p>
      <text:p text:style-name="Standard"><text:span text:style-name="T2">/ *El operador * sirve para recuperar el valor almacenado en la ubicación en memoria */</text:span> </text:p>
      <text:p text:style-name="Standard"><text:span text:style-name="T2"/></text:p>
      <text:p text:style-name="Standard">printf(“El valor almacenado en puntentero es: %d”, *puntentero);</text:p>
      <text:p text:style-name="Standard"/>
      <text:p text:style-name="Standard"/>
      <text:p text:style-name="P1">Asignación dinámica de memoria.</text:p>
      <text:p text:style-name="Standard"/>
      <text:p text:style-name="Standard">Sintaxis</text:p>
      <text:p text:style-name="Standard"/>
      <text:p text:style-name="Standard">sizeof(tipovariable)</text:p>
      <text:p text:style-name="Standard"/>
      <text:p text:style-name="Standard">Devuelve un número entero con el tamaño en número de bits de “tipovariable”</text:p>
      <text:p text:style-name="Standard"/>
      <text:p text:style-name="Standard"/>
      <text:p text:style-name="Standard">malloc(ENE)</text:p>
      <text:p text:style-name="Standard"/>
      <text:p text:style-name="Standard">Crea un puntero con ENE direcciones en memoria</text:p>
      <text:p text:style-name="Standard"/>
      <text:p text:style-name="Standard">Con las funciones sizeof y malloc se pueden crear arreglo con base de un puntero con un número de </text:p>
      <text:p text:style-name="Standard">componentes definido en el código, de manera más flexible.</text:p>
      <text:p text:style-name="Standard"/>
      <text:p text:style-name="Standard"><text:span text:style-name="T3">Punteros y arreglos:</text:span> </text:p>
      <text:p text:style-name="Standard"/>
      <text:p text:style-name="Standard">Ejemplo:</text:p>
      <text:p text:style-name="Standard"/>
      <text:p text:style-name="Standard">int ene;</text:p>
      <text:p text:style-name="Standard">double *uvector;</text:p>
      <text:p text:style-name="Standard"/>
      <text:p text:style-name="Standard">scanf(“%d”, &amp;ene);</text:p>
      <text:p text:style-name="Standard"/>
      <text:p text:style-name="Standard">uvector = (double* ) malloc(ene*sizeof(double) );</text:p>
      <text:p text:style-name="Standard"/>
      <text:p text:style-name="Standard"><text:soft-page-break/>/* Asignación de las componentes del arreglo */</text:p>
      <text:p text:style-name="Standard">/* Observe como se “corre” por las componentes */</text:p>
      <text:p text:style-name="Standard"/>
      <text:p text:style-name="Standard"><text:span text:style-name="T2">*(uvector+0) = 1.1; </text:span><text:span text:style-name="T1">/</text:span> *componente 0 */</text:p>
      <text:p text:style-name="Standard">*(uvector+1) = 2.4; / * componente 1 */</text:p>
      <text:p text:style-name="Standard">*(uvector+2) = -9,6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olano-Solano</meta:initial-creator>
    <meta:creation-date>2020-06-24T17:24:21.01</meta:creation-date>
    <dc:date>2020-06-24T19:13:03.54</dc:date>
    <dc:creator>David Solano-Solano</dc:creator>
    <meta:editing-duration>PT1H48M43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2" meta:paragraph-count="32" meta:word-count="179" meta:character-count="1160"/>
  </office:meta>
</office:document-meta>
</file>